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0.8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2984in"/>
    </style:style>
    <style:style style:name="co5" style:family="table-column">
      <style:table-column-properties fo:break-before="auto" style:column-width="1.2898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fo:color="#181615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2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Number density</text:p>
          </table:table-cell>
          <table:table-cell table:style-name="ce3" office:value-type="float" office:value="1000000">
            <text:p>1.000E+006</text:p>
          </table:table-cell>
          <table:table-cell table:style-name="ce3" office:value-type="float" office:value="2299425.2">
            <text:p>2.299E+006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Temperature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091637.7">
            <text:p>3.092E+006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Derived: Pressure</text:p>
          </table:table-cell>
          <table:table-cell table:style-name="ce3" table:formula="of:=[.B5]*[.G9]*[.B6]" office:value-type="float" office:value="0.0000000000013806505">
            <text:p>1.381E-012</text:p>
          </table:table-cell>
          <table:table-cell table:style-name="ce3" table:formula="of:=[.C5]*[.G9]*[.C6]" office:value-type="float" office:value="0.000000000098150300963357">
            <text:p>9.815E-011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Vx</text:p>
          </table:table-cell>
          <table:table-cell table:style-name="ce3" office:value-type="float" office:value="400000">
            <text:p>4.000E+005</text:p>
          </table:table-cell>
          <table:table-cell table:style-name="ce3" office:value-type="float" office:value="173956.52">
            <text:p>1.740E+005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2">
          <table:table-cell office:value-type="string">
            <text:p>Vy</text:p>
          </table:table-cell>
          <table:table-cell table:style-name="ce3" office:value-type="float" office:value="40000">
            <text:p>4.000E+004</text:p>
          </table:table-cell>
          <table:table-cell table:style-name="ce3" office:value-type="float" office:value="87602.947">
            <text:p>8.760E+004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2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2">
          <table:table-cell office:value-type="string">
            <text:p>Bx</text:p>
          </table:table-cell>
          <table:table-cell table:number-columns-repeated="2" table:style-name="ce3" office:value-type="float" office:value="0.00000001">
            <text:p>1.000E-008</text:p>
          </table:table-cell>
          <table:table-cell office:value-type="string">
            <text:p>T</text:p>
          </table:table-cell>
          <table:table-cell/>
          <table:table-cell office:value-type="string">
            <text:p>Epsilon_0</text:p>
          </table:table-cell>
          <table:table-cell table:style-name="ce4" office:value-type="float" office:value="0.00000000000885">
            <text:p>8.85E-012</text:p>
          </table:table-cell>
          <table:table-cell office:value-type="string">
            <text:p>F/m</text:p>
          </table:table-cell>
        </table:table-row>
        <table:table-row table:style-name="ro2">
          <table:table-cell office:value-type="string">
            <text:p>By</text:p>
          </table:table-cell>
          <table:table-cell table:style-name="ce3" office:value-type="float" office:value="0.000000001">
            <text:p>1.000E-009</text:p>
          </table:table-cell>
          <table:table-cell table:style-name="ce3" office:value-type="float" office:value="0.000000005036">
            <text:p>5.036E-009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2">
          <table:table-cell office:value-type="string">
            <text:p>B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/>
          <table:table-cell office:value-type="string">
            <text:p>c </text:p>
          </table:table-cell>
          <table:table-cell table:style-name="ce4" office:value-type="float" office:value="300000000">
            <text:p>3.00E+008</text:p>
          </table:table-cell>
          <table:table-cell office:value-type="string">
            <text:p>m/s</text:p>
          </table:table-cell>
        </table:table-row>
        <table:table-row table:style-name="ro2">
          <table:table-cell table:number-columns-repeated="6"/>
          <table:table-cell table:style-name="ce4"/>
          <table:table-cell/>
        </table:table-row>
        <table:table-row table:style-name="ro2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219240.22028888">
            <text:p>2.192E+005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226548.760779711">
            <text:p>2.265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36901.4439860514">
            <text:p>3.690E+004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130944.286512955">
            <text:p>1.309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19208.247557807">
            <text:p>2.192E+005</text:p>
          </table:table-cell>
          <table:table-cell table:style-name="ce3" table:formula="of:=SQRT(([.C11]^2+[.C12]^2+[.C13]^2)/([.$G$5]*[.$G$6]*[.C5]))" office:value-type="float" office:value="161052.806267417">
            <text:p>1.611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ound</text:p>
          </table:table-cell>
          <table:table-cell table:style-name="ce3" table:formula="of:=SQRT([.$G$8]*[.$G$9]*[.B6]/[.$G$6])" office:value-type="float" office:value="37090.901353396">
            <text:p>3.709E+004</text:p>
          </table:table-cell>
          <table:table-cell table:style-name="ce3" table:formula="of:=SQRT([.$G$8]*[.$G$9]*[.C6]/[.$G$6])" office:value-type="float" office:value="206234.674035671">
            <text:p>2.062E+005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office:value-type="float" office:value="5000">
            <text:p>500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table:style-name="ce4" office:value-type="float" office:value="20000000">
            <text:p>2.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2">
          <table:table-cell office:value-type="string">
            <text:p>dx = dy = dz</text:p>
          </table:table-cell>
          <table:table-cell table:style-name="ce4" table:formula="of:=[.B22]/[.B21]" office:value-type="float" office:value="4000">
            <text:p>4.00E+003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2">
          <table:table-cell office:value-type="string">
            <text:p>x_min</text:p>
          </table:table-cell>
          <table:table-cell table:style-name="ce4" table:formula="of:=-0.5*[.B22]" office:value-type="float" office:value="-10000000">
            <text:p>-1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x_max</text:p>
          </table:table-cell>
          <table:table-cell table:style-name="ce4" table:formula="of:=0.5*[.B22]" office:value-type="float" office:value="10000000">
            <text:p>1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v length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office:value-type="string">
            <text:p>dvx = dvy = dvz</text:p>
          </table:table-cell>
          <table:table-cell table:formula="of:=2*[.B28]/([.B26]*4)" office:value-type="float" office:value="16666.6666666667">
            <text:p>16666.6666666667</text:p>
          </table:table-cell>
          <table:table-cell table:number-columns-repeated="6"/>
        </table:table-row>
        <table:table-row table:style-name="ro2">
          <table:table-cell office:value-type="string">
            <text:p>velocity box min/max</text:p>
          </table:table-cell>
          <table:table-cell office:value-type="float" office:value="500000">
            <text:p>500000</text:p>
          </table:table-cell>
          <table:table-cell table:number-columns-repeated="6"/>
        </table:table-row>
        <table:table-row table:style-name="ro2">
          <table:table-cell office:value-type="string">
            <text:p>or</text:p>
          </table:table-cell>
          <table:table-cell table:number-columns-repeated="7"/>
        </table:table-row>
        <table:table-row table:style-name="ro2">
          <table:table-cell office:value-type="string">
            <text:p>v_max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Thermal velocity</text:p>
          </table:table-cell>
          <table:table-cell table:formula="of:=SQRT(2*[.$G$9]*[.B6]/[.$G$6])" office:value-type="float" office:value="40631.0466989077">
            <text:p>40631.0466989077</text:p>
          </table:table-cell>
          <table:table-cell table:formula="of:=SQRT(2*[.$G$9]*[.C6]/[.$G$6])" office:value-type="float" office:value="225918.766218124">
            <text:p>225918.766218124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153212237354552">
            <text:p>0.1532122374</text:p>
          </table:table-cell>
          <table:table-cell table:formula="of:=[.$G$7]*SQRT([.C11]^2+[.C12]^2+[.C13]^2)/([.$G$6]*2*PI())" office:value-type="float" office:value="0.170692525603067">
            <text:p>0.1706925256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>
            <text:p>Proton gyroperiod</text:p>
          </table:table-cell>
          <table:table-cell table:formula="of:=1/[.B34]" office:value-type="float" office:value="6.52689378646616">
            <text:p>6.5268937865</text:p>
          </table:table-cell>
          <table:table-cell table:formula="of:=1/[.C34]" office:value-type="float" office:value="5.85848733837021">
            <text:p>5.8584873384</text:p>
          </table:table-cell>
          <table:table-cell table:number-columns-repeated="2"/>
          <table:table-cell table:style-name="ce2"/>
          <table:table-cell table:style-name="ce6"/>
          <table:table-cell/>
        </table:table-row>
        <table:table-row table:style-name="ro2">
          <table:table-cell office:value-type="string">
            <text:p>“Gyroradius”</text:p>
          </table:table-cell>
          <table:table-cell table:formula="of:=[.$G$6]*2*PI()*[.B33]/([.$G$7]*SQRT([.B11]*[.B11]+[.B12]*[.B12]+[.B13]*[.B13]))" office:value-type="float" office:value="265194.526236717">
            <text:p>265194.526236717</text:p>
          </table:table-cell>
          <table:table-cell table:formula="of:=[.$G$6]*2*PI()*[.C33]/([.$G$7]*SQRT([.C11]*[.C11]+[.C12]*[.C12]+[.C13]*[.C13]))" office:value-type="float" office:value="1323542.2313891">
            <text:p>1323542.2313891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0.962660878626229">
            <text:p>0.9626608786</text:p>
          </table:table-cell>
          <table:table-cell table:style-name="ce7" table:formula="of:=[.$G$7]*SQRT([.C11]*[.C11]+[.C12]*[.C12]+[.C13]*[.C13])/[.$G$6]" office:value-type="float" office:value="1.07249276891456">
            <text:p>1.0724927689</text:p>
          </table:table-cell>
        </table:table-row>
        <table:table-row table:style-name="ro2">
          <table:table-cell table:number-columns-repeated="5"/>
          <table:table-cell office:value-type="string">
            <text:p>Proton gyroperiod</text:p>
          </table:table-cell>
          <table:table-cell table:formula="of:=2*PI()/[.G36]" office:value-type="float" office:value="6.52689378646616">
            <text:p>6.5268937865</text:p>
          </table:table-cell>
          <table:table-cell table:formula="of:=2*PI()/[.H36]" office:value-type="float" office:value="5.85848733837021">
            <text:p>5.8584873384</text:p>
          </table:table-cell>
        </table:table-row>
        <table:table-row table:style-name="ro2">
          <table:table-cell table:number-columns-repeated="5"/>
          <table:table-cell office:value-type="string">
            <text:p>Larmor rad apprx</text:p>
          </table:table-cell>
          <table:table-cell table:style-name="ce3" table:formula="of:=[.B33]/[.G36]" office:value-type="float" office:value="42207.0197314869">
            <text:p>4.221E+004</text:p>
          </table:table-cell>
          <table:table-cell table:style-name="ce3" table:formula="of:=[.C33]/[.H36]" office:value-type="float" office:value="210648.288516453">
            <text:p>2.106E+005</text:p>
          </table:table-cell>
        </table:table-row>
        <table:table-row table:style-name="ro2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Plasma frequency</text:p>
          </table:table-cell>
          <table:table-cell table:formula="of:= SQRT([.B5]*[.G7]*[.G7]/[.G6]/[.G11])" office:value-type="float" office:value="1316.86078659408">
            <text:p>1316.8607865941</text:p>
          </table:table-cell>
          <table:table-cell table:formula="of:= SQRT([.C5]*[.G7]*[.G7]/[.G6]/[.G11])" office:value-type="float" office:value="1996.86869583434">
            <text:p>1996.8686958343</text:p>
          </table:table-cell>
        </table:table-row>
        <table:table-row table:style-name="ro2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0179441852950345">
            <text:p>1.794E-002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skin depth</text:p>
          </table:table-cell>
          <table:table-cell table:style-name="ce4" table:formula="of:= [.G13]/[.G39]" office:value-type="float" office:value="227814.513921337">
            <text:p>2.28E+005</text:p>
          </table:table-cell>
          <table:table-cell table:style-name="ce4" table:formula="of:= [.G13]/[.H39]" office:value-type="float" office:value="150235.216078969">
            <text:p>1.50E+005</text:p>
          </table:table-cell>
        </table:table-row>
        <table:table-row table:style-name="ro2">
          <table:table-cell office:value-type="string">
            <text:p>kinetic</text:p>
          </table:table-cell>
          <table:table-cell table:style-name="ce3" table:formula="of:=[.B23]/SQRT(3*[.B28]^2)" office:value-type="float" office:value="0.00461880215351701">
            <text:p>4.619E-003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magnetic</text:p>
          </table:table-cell>
          <table:table-cell table:style-name="ce3" table:formula="of:=[.B23]/MAX([.B17];[.C17])" office:value-type="float" office:value="0.0182474886075861">
            <text:p>1.825E-002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Fastest hits wall in (no v)</text:p>
          </table:table-cell>
          <table:table-cell table:formula="of:=0.5*[.B22]/MAX([.B15:.C17])" office:value-type="float" office:value="44.1406078125657">
            <text:p>44.1406078126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2">
          <table:table-cell office:value-type="string">
            <text:p>10 gyroperiods</text:p>
          </table:table-cell>
          <table:table-cell table:formula="of:=10*[.B35]" office:value-type="float" office:value="65.2689378646616">
            <text:p>65.2689378647</text:p>
          </table:table-cell>
          <table:table-cell table:number-columns-repeated="5"/>
          <table:table-cell table:style-name="ce8"/>
        </table:table-row>
        <table:table-row table:style-name="ro2">
          <table:table-cell office:value-type="string">
            <text:p>Envisaged timestep</text:p>
          </table:table-cell>
          <table:table-cell table:style-name="ce4" office:value-type="float" office:value="0.004">
            <text:p>4.00E-003</text:p>
          </table:table-cell>
          <table:table-cell table:number-columns-repeated="5"/>
          <table:table-cell table:style-name="ce8"/>
        </table:table-row>
        <table:table-row table:style-name="ro2">
          <table:table-cell office:value-type="string">
            <text:p>Number of steps</text:p>
          </table:table-cell>
          <table:table-cell table:formula="of:=[.B45]/[.B46]" office:value-type="float" office:value="16317.2344661654">
            <text:p>16317.2344661654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3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Number density</text:p>
          </table:table-cell>
          <table:table-cell table:style-name="ce3" office:value-type="float" office:value="1000000">
            <text:p>1.000E+006</text:p>
          </table:table-cell>
          <table:table-cell table:style-name="ce3" office:value-type="float" office:value="2299425.2">
            <text:p>2.299E+006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Temperature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091637.7">
            <text:p>3.092E+006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Derived: Pressure</text:p>
          </table:table-cell>
          <table:table-cell table:style-name="ce3" table:formula="of:=[.B5]*[.G9]*[.B6]" office:value-type="float" office:value="0.0000000000013806505">
            <text:p>1.381E-012</text:p>
          </table:table-cell>
          <table:table-cell table:style-name="ce3" table:formula="of:=[.C5]*[.G9]*[.C6]" office:value-type="float" office:value="0.000000000098150300963357">
            <text:p>9.815E-011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Vx</text:p>
          </table:table-cell>
          <table:table-cell table:style-name="ce3" office:value-type="float" office:value="400000">
            <text:p>4.000E+005</text:p>
          </table:table-cell>
          <table:table-cell table:style-name="ce3" office:value-type="float" office:value="173956.52">
            <text:p>1.740E+005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3">
          <table:table-cell office:value-type="string">
            <text:p>Vy</text:p>
          </table:table-cell>
          <table:table-cell table:style-name="ce3" office:value-type="float" office:value="40000">
            <text:p>4.000E+004</text:p>
          </table:table-cell>
          <table:table-cell table:style-name="ce3" office:value-type="float" office:value="87602.947">
            <text:p>8.760E+004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3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2">
          <table:table-cell office:value-type="string">
            <text:p>Bx</text:p>
          </table:table-cell>
          <table:table-cell table:number-columns-repeated="2" table:style-name="ce3" office:value-type="float" office:value="0.00000001">
            <text:p>1.000E-008</text:p>
          </table:table-cell>
          <table:table-cell office:value-type="string">
            <text:p>T</text:p>
          </table:table-cell>
          <table:table-cell/>
          <table:table-cell office:value-type="string">
            <text:p>Epsilon_0</text:p>
          </table:table-cell>
          <table:table-cell table:style-name="ce4" office:value-type="float" office:value="0.00000000000885">
            <text:p>8.85E-012</text:p>
          </table:table-cell>
          <table:table-cell office:value-type="string">
            <text:p>F/m</text:p>
          </table:table-cell>
        </table:table-row>
        <table:table-row table:style-name="ro2">
          <table:table-cell office:value-type="string">
            <text:p>By</text:p>
          </table:table-cell>
          <table:table-cell table:style-name="ce3" office:value-type="float" office:value="0.000000001">
            <text:p>1.000E-009</text:p>
          </table:table-cell>
          <table:table-cell table:style-name="ce3" office:value-type="float" office:value="0.000000005036">
            <text:p>5.036E-009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3">
          <table:table-cell office:value-type="string">
            <text:p>B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/>
          <table:table-cell office:value-type="string">
            <text:p>c </text:p>
          </table:table-cell>
          <table:table-cell table:style-name="ce4" office:value-type="float" office:value="300000000">
            <text:p>3.00E+008</text:p>
          </table:table-cell>
          <table:table-cell office:value-type="string">
            <text:p>m/s</text:p>
          </table:table-cell>
        </table:table-row>
        <table:table-row table:style-name="ro2">
          <table:table-cell table:number-columns-repeated="6"/>
          <table:table-cell table:style-name="ce4"/>
          <table:table-cell/>
        </table:table-row>
        <table:table-row table:style-name="ro2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219240.22028888">
            <text:p>2.192E+005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226548.760779711">
            <text:p>2.265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36901.4439860514">
            <text:p>3.690E+004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130944.286512955">
            <text:p>1.309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19208.247557807">
            <text:p>2.192E+005</text:p>
          </table:table-cell>
          <table:table-cell table:style-name="ce3" table:formula="of:=SQRT(([.C11]^2+[.C12]^2+[.C13]^2)/([.$G$5]*[.$G$6]*[.C5]))" office:value-type="float" office:value="161052.806267417">
            <text:p>1.611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ound</text:p>
          </table:table-cell>
          <table:table-cell table:style-name="ce3" table:formula="of:=SQRT([.$G$8]*[.$G$9]*[.B6]/[.$G$6])" office:value-type="float" office:value="37090.901353396">
            <text:p>3.709E+004</text:p>
          </table:table-cell>
          <table:table-cell table:style-name="ce3" table:formula="of:=SQRT([.$G$8]*[.$G$9]*[.C6]/[.$G$6])" office:value-type="float" office:value="206234.674035671">
            <text:p>2.062E+005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office:value-type="float" office:value="500">
            <text:p>50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3">
          <table:table-cell office:value-type="string">
            <text:p>x length</text:p>
          </table:table-cell>
          <table:table-cell table:style-name="ce4" office:value-type="float" office:value="40000000">
            <text:p>4.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3">
          <table:table-cell office:value-type="string">
            <text:p>dx = dy = dz</text:p>
          </table:table-cell>
          <table:table-cell table:style-name="ce4" table:formula="of:=[.B22]/[.B21]" office:value-type="float" office:value="80000">
            <text:p>8.00E+00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2">
          <table:table-cell office:value-type="string">
            <text:p>x_min</text:p>
          </table:table-cell>
          <table:table-cell table:style-name="ce4" table:formula="of:=-0.5*[.B22]" office:value-type="float" office:value="-20000000">
            <text:p>-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x_max</text:p>
          </table:table-cell>
          <table:table-cell table:style-name="ce4" table:formula="of:=0.5*[.B22]" office:value-type="float" office:value="20000000">
            <text:p>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v length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3">
          <table:table-cell office:value-type="string">
            <text:p>dvx = dvy = dvz</text:p>
          </table:table-cell>
          <table:table-cell table:formula="of:=2*[.B28]/([.B26]*4)" office:value-type="float" office:value="16666.6666666667">
            <text:p>16666.6666666667</text:p>
          </table:table-cell>
          <table:table-cell table:number-columns-repeated="6"/>
        </table:table-row>
        <table:table-row table:style-name="ro2">
          <table:table-cell office:value-type="string">
            <text:p>velocity box min/max</text:p>
          </table:table-cell>
          <table:table-cell office:value-type="float" office:value="500000">
            <text:p>500000</text:p>
          </table:table-cell>
          <table:table-cell table:number-columns-repeated="6"/>
        </table:table-row>
        <table:table-row table:style-name="ro2">
          <table:table-cell office:value-type="string">
            <text:p>or</text:p>
          </table:table-cell>
          <table:table-cell table:number-columns-repeated="7"/>
        </table:table-row>
        <table:table-row table:style-name="ro2">
          <table:table-cell office:value-type="string">
            <text:p>v_max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Thermal velocity</text:p>
          </table:table-cell>
          <table:table-cell table:formula="of:=SQRT(2*[.$G$9]*[.B6]/[.$G$6])" office:value-type="float" office:value="40631.0466989077">
            <text:p>40631.0466989077</text:p>
          </table:table-cell>
          <table:table-cell table:formula="of:=SQRT(2*[.$G$9]*[.C6]/[.$G$6])" office:value-type="float" office:value="225918.766218124">
            <text:p>225918.766218124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153212237354552">
            <text:p>0.1532122374</text:p>
          </table:table-cell>
          <table:table-cell table:formula="of:=[.$G$7]*SQRT([.C11]^2+[.C12]^2+[.C13]^2)/([.$G$6]*2*PI())" office:value-type="float" office:value="0.170692525603067">
            <text:p>0.1706925256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office:value-type="string">
            <text:p>Proton gyroperiod</text:p>
          </table:table-cell>
          <table:table-cell table:formula="of:=1/[.B34]" office:value-type="float" office:value="6.52689378646616">
            <text:p>6.5268937865</text:p>
          </table:table-cell>
          <table:table-cell table:formula="of:=1/[.C34]" office:value-type="float" office:value="5.85848733837021">
            <text:p>5.8584873384</text:p>
          </table:table-cell>
          <table:table-cell table:number-columns-repeated="2"/>
          <table:table-cell table:style-name="ce2"/>
          <table:table-cell table:style-name="ce6"/>
          <table:table-cell/>
        </table:table-row>
        <table:table-row table:style-name="ro3">
          <table:table-cell office:value-type="string">
            <text:p>“Gyroradius”</text:p>
          </table:table-cell>
          <table:table-cell table:formula="of:=[.$G$6]*2*PI()*[.B33]/([.$G$7]*SQRT([.B11]*[.B11]+[.B12]*[.B12]+[.B13]*[.B13]))" office:value-type="float" office:value="265194.526236717">
            <text:p>265194.526236717</text:p>
          </table:table-cell>
          <table:table-cell table:formula="of:=[.$G$6]*2*PI()*[.C33]/([.$G$7]*SQRT([.C11]*[.C11]+[.C12]*[.C12]+[.C13]*[.C13]))" office:value-type="float" office:value="1323542.2313891">
            <text:p>1323542.2313891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0.962660878626229">
            <text:p>0.9626608786</text:p>
          </table:table-cell>
          <table:table-cell table:style-name="ce7" table:formula="of:=[.$G$7]*SQRT([.C11]*[.C11]+[.C12]*[.C12]+[.C13]*[.C13])/[.$G$6]" office:value-type="float" office:value="1.07249276891456">
            <text:p>1.0724927689</text:p>
          </table:table-cell>
        </table:table-row>
        <table:table-row table:style-name="ro3">
          <table:table-cell table:number-columns-repeated="5"/>
          <table:table-cell office:value-type="string">
            <text:p>Proton gyroperiod</text:p>
          </table:table-cell>
          <table:table-cell table:formula="of:=2*PI()/[.G36]" office:value-type="float" office:value="6.52689378646616">
            <text:p>6.5268937865</text:p>
          </table:table-cell>
          <table:table-cell table:formula="of:=2*PI()/[.H36]" office:value-type="float" office:value="5.85848733837021">
            <text:p>5.8584873384</text:p>
          </table:table-cell>
        </table:table-row>
        <table:table-row table:style-name="ro3">
          <table:table-cell table:number-columns-repeated="5"/>
          <table:table-cell office:value-type="string">
            <text:p>Larmor rad apprx</text:p>
          </table:table-cell>
          <table:table-cell table:style-name="ce3" table:formula="of:=[.B33]/[.G36]" office:value-type="float" office:value="42207.0197314869">
            <text:p>4.221E+004</text:p>
          </table:table-cell>
          <table:table-cell table:style-name="ce3" table:formula="of:=[.C33]/[.H36]" office:value-type="float" office:value="210648.288516453">
            <text:p>2.106E+005</text:p>
          </table:table-cell>
        </table:table-row>
        <table:table-row table:style-name="ro2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Plasma frequency</text:p>
          </table:table-cell>
          <table:table-cell table:formula="of:= SQRT([.B5]*[.G7]*[.G7]/[.G6]/[.G11])" office:value-type="float" office:value="1316.86078659408">
            <text:p>1316.8607865941</text:p>
          </table:table-cell>
          <table:table-cell table:formula="of:= SQRT([.C5]*[.G7]*[.G7]/[.G6]/[.G11])" office:value-type="float" office:value="1996.86869583434">
            <text:p>1996.8686958343</text:p>
          </table:table-cell>
        </table:table-row>
        <table:table-row table:style-name="ro2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0179441852950345">
            <text:p>1.794E-002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skin depth</text:p>
          </table:table-cell>
          <table:table-cell table:style-name="ce4" table:formula="of:= [.G13]/[.G39]" office:value-type="float" office:value="227814.513921337">
            <text:p>2.28E+005</text:p>
          </table:table-cell>
          <table:table-cell table:style-name="ce4" table:formula="of:= [.G13]/[.H39]" office:value-type="float" office:value="150235.216078969">
            <text:p>1.50E+005</text:p>
          </table:table-cell>
        </table:table-row>
        <table:table-row table:style-name="ro2">
          <table:table-cell office:value-type="string">
            <text:p>kinetic</text:p>
          </table:table-cell>
          <table:table-cell table:style-name="ce3" table:formula="of:=[.B23]/SQRT(3*[.B28]^2)" office:value-type="float" office:value="0.0923760430703401">
            <text:p>9.238E-002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magnetic</text:p>
          </table:table-cell>
          <table:table-cell table:style-name="ce3" table:formula="of:=[.B23]/MAX([.B17];[.C17])" office:value-type="float" office:value="0.364949772151722">
            <text:p>3.649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Fastest hits wall in (no v)</text:p>
          </table:table-cell>
          <table:table-cell table:formula="of:=0.5*[.B22]/MAX([.B15:.C17])" office:value-type="float" office:value="88.2812156251314">
            <text:p>88.2812156251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3">
          <table:table-cell office:value-type="string">
            <text:p>10 gyroperiods</text:p>
          </table:table-cell>
          <table:table-cell table:formula="of:=10*[.B35]" office:value-type="float" office:value="65.2689378646616">
            <text:p>65.2689378647</text:p>
          </table:table-cell>
          <table:table-cell table:number-columns-repeated="5"/>
          <table:table-cell table:style-name="ce8"/>
        </table:table-row>
        <table:table-row table:style-name="ro3">
          <table:table-cell office:value-type="string">
            <text:p>Envisaged timestep</text:p>
          </table:table-cell>
          <table:table-cell table:style-name="ce4" office:value-type="float" office:value="0.01">
            <text:p>1.00E-002</text:p>
          </table:table-cell>
          <table:table-cell table:number-columns-repeated="5"/>
          <table:table-cell table:style-name="ce8"/>
        </table:table-row>
        <table:table-row table:style-name="ro2">
          <table:table-cell office:value-type="string">
            <text:p>Number of steps</text:p>
          </table:table-cell>
          <table:table-cell table:formula="of:=[.B45]/[.B46]" office:value-type="float" office:value="6526.89378646616">
            <text:p>6526.8937864662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3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Number density</text:p>
          </table:table-cell>
          <table:table-cell table:style-name="ce3" office:value-type="float" office:value="1000000">
            <text:p>1.000E+006</text:p>
          </table:table-cell>
          <table:table-cell table:style-name="ce3" office:value-type="float" office:value="2299425.2">
            <text:p>2.299E+006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Temperature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091637.7">
            <text:p>3.092E+006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Derived: Pressure</text:p>
          </table:table-cell>
          <table:table-cell table:style-name="ce3" table:formula="of:=[.B5]*[.G9]*[.B6]" office:value-type="float" office:value="0.0000000000013806505">
            <text:p>1.381E-012</text:p>
          </table:table-cell>
          <table:table-cell table:style-name="ce3" table:formula="of:=[.C5]*[.G9]*[.C6]" office:value-type="float" office:value="0.000000000098150300963357">
            <text:p>9.815E-011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Vx</text:p>
          </table:table-cell>
          <table:table-cell table:style-name="ce3" office:value-type="float" office:value="400000">
            <text:p>4.000E+005</text:p>
          </table:table-cell>
          <table:table-cell table:style-name="ce3" office:value-type="float" office:value="173956.52">
            <text:p>1.740E+005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3">
          <table:table-cell office:value-type="string">
            <text:p>Vy</text:p>
          </table:table-cell>
          <table:table-cell table:style-name="ce3" office:value-type="float" office:value="40000">
            <text:p>4.000E+004</text:p>
          </table:table-cell>
          <table:table-cell table:style-name="ce3" office:value-type="float" office:value="87602.947">
            <text:p>8.760E+004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3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2">
          <table:table-cell office:value-type="string">
            <text:p>Bx</text:p>
          </table:table-cell>
          <table:table-cell table:number-columns-repeated="2" table:style-name="ce3" office:value-type="float" office:value="0.00000001">
            <text:p>1.000E-008</text:p>
          </table:table-cell>
          <table:table-cell office:value-type="string">
            <text:p>T</text:p>
          </table:table-cell>
          <table:table-cell/>
          <table:table-cell office:value-type="string">
            <text:p>Epsilon_0</text:p>
          </table:table-cell>
          <table:table-cell table:style-name="ce4" office:value-type="float" office:value="0.00000000000885">
            <text:p>8.85E-012</text:p>
          </table:table-cell>
          <table:table-cell office:value-type="string">
            <text:p>F/m</text:p>
          </table:table-cell>
        </table:table-row>
        <table:table-row table:style-name="ro2">
          <table:table-cell office:value-type="string">
            <text:p>By</text:p>
          </table:table-cell>
          <table:table-cell table:style-name="ce3" office:value-type="float" office:value="0.000000001">
            <text:p>1.000E-009</text:p>
          </table:table-cell>
          <table:table-cell table:style-name="ce3" office:value-type="float" office:value="0.000000005036">
            <text:p>5.036E-009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3">
          <table:table-cell office:value-type="string">
            <text:p>B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/>
          <table:table-cell office:value-type="string">
            <text:p>c </text:p>
          </table:table-cell>
          <table:table-cell table:style-name="ce4" office:value-type="float" office:value="300000000">
            <text:p>3.00E+008</text:p>
          </table:table-cell>
          <table:table-cell office:value-type="string">
            <text:p>m/s</text:p>
          </table:table-cell>
        </table:table-row>
        <table:table-row table:style-name="ro2">
          <table:table-cell table:number-columns-repeated="6"/>
          <table:table-cell table:style-name="ce4"/>
          <table:table-cell/>
        </table:table-row>
        <table:table-row table:style-name="ro2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219240.22028888">
            <text:p>2.192E+005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226548.760779711">
            <text:p>2.265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36901.4439860514">
            <text:p>3.690E+004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130944.286512955">
            <text:p>1.309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19208.247557807">
            <text:p>2.192E+005</text:p>
          </table:table-cell>
          <table:table-cell table:style-name="ce3" table:formula="of:=SQRT(([.C11]^2+[.C12]^2+[.C13]^2)/([.$G$5]*[.$G$6]*[.C5]))" office:value-type="float" office:value="161052.806267417">
            <text:p>1.611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ound</text:p>
          </table:table-cell>
          <table:table-cell table:style-name="ce3" table:formula="of:=SQRT([.$G$8]*[.$G$9]*[.B6]/[.$G$6])" office:value-type="float" office:value="37090.901353396">
            <text:p>3.709E+004</text:p>
          </table:table-cell>
          <table:table-cell table:style-name="ce3" table:formula="of:=SQRT([.$G$8]*[.$G$9]*[.C6]/[.$G$6])" office:value-type="float" office:value="206234.674035671">
            <text:p>2.062E+005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office:value-type="float" office:value="50">
            <text:p>5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3">
          <table:table-cell office:value-type="string">
            <text:p>x length</text:p>
          </table:table-cell>
          <table:table-cell table:style-name="ce4" office:value-type="float" office:value="40000000">
            <text:p>4.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3">
          <table:table-cell office:value-type="string">
            <text:p>dx = dy = dz</text:p>
          </table:table-cell>
          <table:table-cell table:style-name="ce4" table:formula="of:=[.B22]/[.B21]" office:value-type="float" office:value="800000">
            <text:p>8.00E+00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2">
          <table:table-cell office:value-type="string">
            <text:p>x_min</text:p>
          </table:table-cell>
          <table:table-cell table:style-name="ce4" table:formula="of:=-0.5*[.B22]" office:value-type="float" office:value="-20000000">
            <text:p>-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x_max</text:p>
          </table:table-cell>
          <table:table-cell table:style-name="ce4" table:formula="of:=0.5*[.B22]" office:value-type="float" office:value="20000000">
            <text:p>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v length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3">
          <table:table-cell office:value-type="string">
            <text:p>dvx = dvy = dvz</text:p>
          </table:table-cell>
          <table:table-cell table:formula="of:=2*[.B28]/([.B26]*4)" office:value-type="float" office:value="16666.6666666667">
            <text:p>16666.6666666667</text:p>
          </table:table-cell>
          <table:table-cell table:number-columns-repeated="6"/>
        </table:table-row>
        <table:table-row table:style-name="ro2">
          <table:table-cell office:value-type="string">
            <text:p>velocity box min/max</text:p>
          </table:table-cell>
          <table:table-cell office:value-type="float" office:value="500000">
            <text:p>500000</text:p>
          </table:table-cell>
          <table:table-cell table:number-columns-repeated="6"/>
        </table:table-row>
        <table:table-row table:style-name="ro2">
          <table:table-cell office:value-type="string">
            <text:p>or</text:p>
          </table:table-cell>
          <table:table-cell table:number-columns-repeated="7"/>
        </table:table-row>
        <table:table-row table:style-name="ro2">
          <table:table-cell office:value-type="string">
            <text:p>v_max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Thermal velocity</text:p>
          </table:table-cell>
          <table:table-cell table:formula="of:=SQRT(2*[.$G$9]*[.B6]/[.$G$6])" office:value-type="float" office:value="40631.0466989077">
            <text:p>40631.0466989077</text:p>
          </table:table-cell>
          <table:table-cell table:formula="of:=SQRT(2*[.$G$9]*[.C6]/[.$G$6])" office:value-type="float" office:value="225918.766218124">
            <text:p>225918.766218124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153212237354552">
            <text:p>0.1532122374</text:p>
          </table:table-cell>
          <table:table-cell table:formula="of:=[.$G$7]*SQRT([.C11]^2+[.C12]^2+[.C13]^2)/([.$G$6]*2*PI())" office:value-type="float" office:value="0.170692525603067">
            <text:p>0.1706925256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office:value-type="string">
            <text:p>Proton gyroperiod</text:p>
          </table:table-cell>
          <table:table-cell table:formula="of:=1/[.B34]" office:value-type="float" office:value="6.52689378646616">
            <text:p>6.5268937865</text:p>
          </table:table-cell>
          <table:table-cell table:formula="of:=1/[.C34]" office:value-type="float" office:value="5.85848733837021">
            <text:p>5.8584873384</text:p>
          </table:table-cell>
          <table:table-cell table:number-columns-repeated="2"/>
          <table:table-cell table:style-name="ce2"/>
          <table:table-cell table:style-name="ce6"/>
          <table:table-cell/>
        </table:table-row>
        <table:table-row table:style-name="ro3">
          <table:table-cell office:value-type="string">
            <text:p>“Gyroradius”</text:p>
          </table:table-cell>
          <table:table-cell table:formula="of:=[.$G$6]*2*PI()*[.B33]/([.$G$7]*SQRT([.B11]*[.B11]+[.B12]*[.B12]+[.B13]*[.B13]))" office:value-type="float" office:value="265194.526236717">
            <text:p>265194.526236717</text:p>
          </table:table-cell>
          <table:table-cell table:formula="of:=[.$G$6]*2*PI()*[.C33]/([.$G$7]*SQRT([.C11]*[.C11]+[.C12]*[.C12]+[.C13]*[.C13]))" office:value-type="float" office:value="1323542.2313891">
            <text:p>1323542.2313891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0.962660878626229">
            <text:p>0.9626608786</text:p>
          </table:table-cell>
          <table:table-cell table:style-name="ce7" table:formula="of:=[.$G$7]*SQRT([.C11]*[.C11]+[.C12]*[.C12]+[.C13]*[.C13])/[.$G$6]" office:value-type="float" office:value="1.07249276891456">
            <text:p>1.0724927689</text:p>
          </table:table-cell>
        </table:table-row>
        <table:table-row table:style-name="ro3">
          <table:table-cell table:number-columns-repeated="5"/>
          <table:table-cell office:value-type="string">
            <text:p>Proton gyroperiod</text:p>
          </table:table-cell>
          <table:table-cell table:formula="of:=2*PI()/[.G36]" office:value-type="float" office:value="6.52689378646616">
            <text:p>6.5268937865</text:p>
          </table:table-cell>
          <table:table-cell table:formula="of:=2*PI()/[.H36]" office:value-type="float" office:value="5.85848733837021">
            <text:p>5.8584873384</text:p>
          </table:table-cell>
        </table:table-row>
        <table:table-row table:style-name="ro3">
          <table:table-cell table:number-columns-repeated="5"/>
          <table:table-cell office:value-type="string">
            <text:p>Larmor rad apprx</text:p>
          </table:table-cell>
          <table:table-cell table:style-name="ce3" table:formula="of:=[.B33]/[.G36]" office:value-type="float" office:value="42207.0197314869">
            <text:p>4.221E+004</text:p>
          </table:table-cell>
          <table:table-cell table:style-name="ce3" table:formula="of:=[.C33]/[.H36]" office:value-type="float" office:value="210648.288516453">
            <text:p>2.106E+005</text:p>
          </table:table-cell>
        </table:table-row>
        <table:table-row table:style-name="ro2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Plasma frequency</text:p>
          </table:table-cell>
          <table:table-cell table:formula="of:= SQRT([.B5]*[.G7]*[.G7]/[.G6]/[.G11])" office:value-type="float" office:value="1316.86078659408">
            <text:p>1316.8607865941</text:p>
          </table:table-cell>
          <table:table-cell table:formula="of:= SQRT([.C5]*[.G7]*[.G7]/[.G6]/[.G11])" office:value-type="float" office:value="1996.86869583434">
            <text:p>1996.8686958343</text:p>
          </table:table-cell>
        </table:table-row>
        <table:table-row table:style-name="ro2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0179441852950345">
            <text:p>1.794E-002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skin depth</text:p>
          </table:table-cell>
          <table:table-cell table:style-name="ce4" table:formula="of:= [.G13]/[.G39]" office:value-type="float" office:value="227814.513921337">
            <text:p>2.28E+005</text:p>
          </table:table-cell>
          <table:table-cell table:style-name="ce4" table:formula="of:= [.G13]/[.H39]" office:value-type="float" office:value="150235.216078969">
            <text:p>1.50E+005</text:p>
          </table:table-cell>
        </table:table-row>
        <table:table-row table:style-name="ro2">
          <table:table-cell office:value-type="string">
            <text:p>kinetic</text:p>
          </table:table-cell>
          <table:table-cell table:style-name="ce3" table:formula="of:=[.B23]/SQRT(3*[.B28]^2)" office:value-type="float" office:value="0.923760430703401">
            <text:p>9.238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magnetic</text:p>
          </table:table-cell>
          <table:table-cell table:style-name="ce3" table:formula="of:=[.B23]/MAX([.B17];[.C17])" office:value-type="float" office:value="3.64949772151722">
            <text:p>3.649E+000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Fastest hits wall in (no v)</text:p>
          </table:table-cell>
          <table:table-cell table:formula="of:=0.5*[.B22]/MAX([.B15:.C17])" office:value-type="float" office:value="88.2812156251314">
            <text:p>88.2812156251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3">
          <table:table-cell office:value-type="string">
            <text:p>10 gyroperiods</text:p>
          </table:table-cell>
          <table:table-cell table:formula="of:=10*[.B35]" office:value-type="float" office:value="65.2689378646616">
            <text:p>65.2689378647</text:p>
          </table:table-cell>
          <table:table-cell table:number-columns-repeated="5"/>
          <table:table-cell table:style-name="ce8"/>
        </table:table-row>
        <table:table-row table:style-name="ro3">
          <table:table-cell office:value-type="string">
            <text:p>Envisaged timestep</text:p>
          </table:table-cell>
          <table:table-cell table:style-name="ce4" office:value-type="float" office:value="0.01">
            <text:p>1.00E-002</text:p>
          </table:table-cell>
          <table:table-cell table:number-columns-repeated="5"/>
          <table:table-cell table:style-name="ce8"/>
        </table:table-row>
        <table:table-row table:style-name="ro2">
          <table:table-cell office:value-type="string">
            <text:p>Number of steps</text:p>
          </table:table-cell>
          <table:table-cell table:formula="of:=[.B45]/[.B46]" office:value-type="float" office:value="6526.89378646616">
            <text:p>6526.893786466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5/18/2012</text:date>, <text:time>16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9T11:01:59</meta:creation-date>
    <dc:date>2012-05-18T16:55:33</dc:date>
    <meta:editing-duration>P4DT4H30M11S</meta:editing-duration>
    <meta:editing-cycles>27</meta:editing-cycles>
    <meta:generator>LibreOffice/3.3$Unix LibreOffice_project/330m19$Build-401</meta:generator>
    <meta:document-statistic meta:table-count="3" meta:cell-count="477" meta:object-count="0"/>
  </office:meta>
</office:document-meta>
</file>